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shadow="none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205cm"/>
    </style:style>
    <style:style style:name="Tableau2.A1" style:family="table-cell">
      <style:table-cell-properties style:vertical-align="middle" fo:background-color="#006591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#006591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aecf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6.8cm"/>
    </style:style>
    <style:style style:name="Tableau12.B" style:family="table-column">
      <style:table-column-properties style:column-width="0.291cm"/>
    </style:style>
    <style:style style:name="Tableau12.C" style:family="table-column">
      <style:table-column-properties style:column-width="7.041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006591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8db0ff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3bbc55"/>
    </style:style>
    <style:style style:name="P10" style:family="paragraph" style:parent-style-name="Standard">
      <style:paragraph-properties fo:text-align="justify" style:justify-single-word="false"/>
      <style:text-properties officeooo:paragraph-rsid="003e5be9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officeooo:paragraph-rsid="0033db1b"/>
    </style:style>
    <style:style style:name="P15" style:family="paragraph" style:parent-style-name="Standard">
      <style:text-properties officeooo:paragraph-rsid="003bbc55"/>
    </style:style>
    <style:style style:name="P16" style:family="paragraph" style:parent-style-name="Standard">
      <style:text-properties style:font-name="DejaVu Sans1" officeooo:paragraph-rsid="003d5085"/>
    </style:style>
    <style:style style:name="P17" style:family="paragraph" style:parent-style-name="Standard">
      <style:text-properties officeooo:paragraph-rsid="003d85e7"/>
    </style:style>
    <style:style style:name="P18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a1c886" style:font-weight-asian="normal" style:font-weight-complex="normal"/>
    </style:style>
    <style:style style:name="P21" style:family="paragraph" style:parent-style-name="Standard">
      <style:text-properties fo:font-weight="normal" officeooo:paragraph-rsid="0044d98e" style:font-weight-asian="normal" style:font-weight-complex="normal"/>
    </style:style>
    <style:style style:name="P22" style:family="paragraph" style:parent-style-name="Standard">
      <style:text-properties officeooo:paragraph-rsid="003e5be9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a1c886" style:font-weight-asian="normal" style:font-weight-complex="normal"/>
    </style:style>
    <style:style style:name="P25" style:family="paragraph" style:parent-style-name="Standard">
      <style:text-properties officeooo:paragraph-rsid="003f387b"/>
    </style:style>
    <style:style style:name="P26" style:family="paragraph" style:parent-style-name="Standard">
      <style:text-properties officeooo:paragraph-rsid="00410890"/>
    </style:style>
    <style:style style:name="P27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28" style:family="paragraph" style:parent-style-name="Standard">
      <style:text-properties fo:color="#999999" fo:font-size="8pt" officeooo:paragraph-rsid="006a0a77" style:font-size-asian="8pt" style:font-size-complex="8pt"/>
    </style:style>
    <style:style style:name="P2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1" style:family="paragraph" style:parent-style-name="Standard">
      <style:text-properties officeooo:paragraph-rsid="00a1c886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4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5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36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37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39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3" style:family="paragraph" style:parent-style-name="Standard">
      <style:paragraph-properties fo:break-before="column"/>
    </style:style>
    <style:style style:name="P44" style:family="paragraph" style:parent-style-name="Standard">
      <style:paragraph-properties fo:break-before="column"/>
      <style:text-properties officeooo:paragraph-rsid="003e5be9"/>
    </style:style>
    <style:style style:name="P45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46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6aae8d"/>
    </style:style>
    <style:style style:name="P47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ffffff"/>
    </style:style>
    <style:style style:name="P49" style:family="paragraph" style:parent-style-name="Standard">
      <style:paragraph-properties fo:text-align="center" style:justify-single-word="false"/>
      <style:text-properties fo:color="#ffffff" officeooo:paragraph-rsid="002e2e65"/>
    </style:style>
    <style:style style:name="P50" style:family="paragraph" style:parent-style-name="Standard">
      <style:paragraph-properties fo:text-align="center" style:justify-single-word="false"/>
      <style:text-properties fo:color="#ffffff" officeooo:paragraph-rsid="0093e072"/>
    </style:style>
    <style:style style:name="P51" style:family="paragraph" style:parent-style-name="Standard">
      <style:paragraph-properties fo:text-align="center" style:justify-single-word="false"/>
      <style:text-properties fo:color="#ffffff" officeooo:paragraph-rsid="0094a015"/>
    </style:style>
    <style:style style:name="P5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/>
    </style:style>
    <style:style style:name="T11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2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6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7" style:family="text">
      <style:text-properties officeooo:rsid="00343572"/>
    </style:style>
    <style:style style:name="T18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9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6a0a77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0676480" text:id="ct40676480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40685296" text:id="ct4068529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0689616" text:id="ct4068961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40720752" text:id="ct4072075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0726960" text:id="ct4072696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0745472" text:id="ct40745472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40768112" text:id="ct4076811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0724384" text:id="ct4072438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0701728" text:id="ct407017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0768432" text:id="ct4076843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0854368" text:id="ct4085436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0807280" text:id="ct4080728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0772192" text:id="ct407721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0864816" text:id="ct4086481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40739040" text:id="ct40739040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41006704" text:id="ct41006704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40812432" text:id="ct4081243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0985968" text:id="ct409859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0766464" text:id="ct4076646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0993504" text:id="ct4099350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0993008" text:id="ct409930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0907360" text:id="ct4090736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0989648" text:id="ct4098964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0994704" text:id="ct4099470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693872" text:id="ct3969387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9762608" text:id="ct3976260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9691136" text:id="ct3969113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9705312" text:id="ct3970531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9773344" text:id="ct3977334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7"><text:change-start text:change-id="ct40676480"/><text:span text:style-name="T22">_('Powered by </text:span><text:a xlink:type="simple" xlink:href="http://geotrek.fr/"><text:span text:style-name="T22">http://geotrek.fr</text:span></text:a><text:span text:style-name="T22">')</text:span><text:change-end text:change-id="ct40676480"/></text:p>
              </table:table-cell>
            </table:table-row>
          </table:table>
          <text:p text:style-name="P28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27"><text:span text:style-name="T6"><office:annotation><dc:creator>mle </dc:creator><dc:date>2013-06-11T16:33:52</dc:date><text:p text:style-name="P53"><text:span text:style-name="T25">do table if object.is_park_centered</text:span></text:p></office:annotation></text:span><text:change-start text:change-id="ct40685296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40685296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3"><text:span text:style-name="T26">do row if object.access</text:span></text:p></office:annotation><text:change-start text:change-id="ct40689616"/>_('Access')<text:change-end text:change-id="ct40689616"/></text:p>
            <text:p text:style-name="P9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17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3"><text:span text:style-name="T26">do row if object.advised_parking</text:span></text:p></office:annotation></text:span><text:span text:style-name="T1"> </text:span><text:change-start text:change-id="ct40720752"/><text:span text:style-name="T1">_('Advised parking')</text:span><text:change-end text:change-id="ct40720752"/></text:p>
            <text:p text:style-name="P18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17"><office:annotation><dc:creator>mle </dc:creator><dc:date>2014-05-27T14:39:39</dc:date><text:p text:style-name="P53"><text:span text:style-name="T26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40726960"/><text:span text:style-name="T1">_('Transport')</text:span><text:change-end text:change-id="ct40726960"/></text:p>
            <text:p text:style-name="P16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45"><text:span text:style-name="T8"><text:line-break/></text:span><text:span text:style-name="T8"><office:annotation><dc:creator>Auteur inconnu</dc:creator><dc:date>2014-12-16T14:07:35</dc:date><text:list text:style-name=""><text:list-item><text:p text:style-name="P53"><text:span text:style-name="T27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40745472"/><text:span text:style-name="T2">_</text:span><text:span text:style-name="T3">('Information desks')</text:span><text:change-end text:change-id="ct40745472"/></text:p>
      <text:p text:style-name="P45"><text:change-start text:change-id="ct40768112"/><text:span text:style-name="T8">_('To check the practicability of the hiking paths and to know more about the National park, please visit us or call us at')</text:span><text:change-end text:change-id="ct40768112"/> <office:annotation><dc:creator>mle </dc:creator><dc:date>2014-06-18T11:04:34</dc:date><text:p text:style-name="P53"><text:span text:style-name="T26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3"><text:span text:style-name="T26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36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5">pho<office:annotation><dc:creator>mle </dc:creator><dc:date>2014-06-18T11:21:23</dc:date><text:p text:style-name="P53"><text:span text:style-name="T26">do text</text:span></text:p><text:p text:style-name="P53"><text:span text:style-name="T26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4"><text:span text:style-name="T9">T</text:span><text:span text:style-name="T9"><office:annotation><dc:creator>mle </dc:creator><dc:date>2014-06-18T11:15:38</dc:date><text:p text:style-name="P53"><text:span text:style-name="T26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4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3"><text:span text:style-name="T26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3"><office:annotation><dc:creator>mle </dc:creator><dc:date>2014-06-18T11:15:56</dc:date><text:p text:style-name="P53"><text:span text:style-name="T26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3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37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3"><text:span text:style-name="T26">do row if desk.geom</text:span></text:p></office:annotation></text:p>
          </table:table-cell>
          <table:table-cell table:style-name="Tableau13.A6" office:value-type="string">
            <text:p text:style-name="P37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3"><text:span text:style-name="T27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5"><text:conditional-text text:condition="ooow:true" text:string-value-if-true="other.name" text:string-value-if-false="">other.name</text:conditional-text><office:annotation><dc:creator>mle </dc:creator><dc:date>2013-06-07T16:02:29</dc:date><text:p text:style-name="P53"><text:span text:style-name="T26">do text for other in object.related.all()</text:span></text:p></office:annotation></text:p>
          </table:table-cell>
        </table:table-row>
      </table:table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8">lo<office:annotation><dc:creator>mle </dc:creator><dc:date>2013-06-11T17:50:52</dc:date><text:p><text:span text:style-name="T2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39"><text:line-break/><text:span text:style-name="T10"><text:conditional-text text:condition="ooow:true" text:string-value-if-true="object.name" text:string-value-if-false="">object.name</text:conditional-text></text:span></text:p>
            <text:p text:style-name="P41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1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48"><text:line-break/><text:change-start text:change-id="ct40724384"/><text:span text:style-name="T23">_('Duration')</text:span><text:change-end text:change-id="ct40724384"/></text:p>
            <text:p text:style-name="P48"><text:conditional-text text:condition="ooow:true" text:string-value-if-true="object.duration_pretty" text:string-value-if-false="">object.duration_pretty</text:conditional-text></text:p>
            <text:p text:style-name="P48"><text:line-break/><text:change-start text:change-id="ct40701728"/><text:span text:style-name="T23">_('Length')</text:span><text:change-end text:change-id="ct40701728"/></text:p>
            <text:p text:style-name="P48"><text:conditional-text text:condition="ooow:true" text:string-value-if-true="object.length_kilometer" text:string-value-if-false="">object.length_kilometer</text:conditional-text> km</text:p>
            <text:p text:style-name="P48"><text:line-break/><text:change-start text:change-id="ct40768432"/><text:span text:style-name="T23">_('Trek ascent')</text:span><text:change-end text:change-id="ct40768432"/></text:p>
            <text:p text:style-name="P48"><text:conditional-text text:condition="ooow:true" text:string-value-if-true="object.ascent" text:string-value-if-false="">object.ascent</text:conditional-text> m</text:p>
            <text:p text:style-name="P48"><text:span text:style-name="T24"><text:line-break/></text:span><text:change-start text:change-id="ct40854368"/><text:span text:style-name="T23">_('Difficulty')</text:span><text:change-end text:change-id="ct40854368"/><text:span text:style-name="T1"><office:annotation><dc:creator>mle </dc:creator><dc:date>2014-08-13T15:10:05</dc:date><text:p text:style-name="P53"><text:span text:style-name="T26">do text if object.difficulty</text:span></text:p></office:annotation></text:span></text:p>
            <text:p text:style-name="P48"><text:conditional-text text:condition="ooow:true" text:string-value-if-true="object.difficulty" text:string-value-if-false="">object.difficulty</text:conditional-text></text:p>
            <text:p text:style-name="P49"><text:line-break/><office:annotation><dc:creator>Auteur inconnu</dc:creator><dc:date>2015-04-07T16:20:26</dc:date><text:list text:continue-numbering="true" text:style-name=""><text:list-item><text:p text:style-name="P53"><text:span text:style-name="T27">do text if object.route</text:span></text:p></text:list-item></text:list></office:annotation><text:change-start text:change-id="ct40807280"/><text:span text:style-name="T23">_('Type')</text:span><text:change-end text:change-id="ct40807280"/></text:p>
            <text:p text:style-name="P49"><text:conditional-text text:condition="ooow:true" text:string-value-if-true="object.route" text:string-value-if-false="">object.route</text:conditional-text></text:p>
            <text:p text:style-name="P50"><text:line-break/><office:annotation><dc:creator>Auteur inconnu</dc:creator><dc:date>2015-04-07T16:20:49</dc:date><text:list text:continue-numbering="true" text:style-name=""><text:list-item><text:p text:style-name="P53"><text:span text:style-name="T27">do text if object.practice</text:span></text:p></text:list-item></text:list></office:annotation><text:span text:style-name="T23"><text:conditional-text text:condition="ooow:true" text:string-value-if-true="_('Practice')" text:string-value-if-false="">_('Practice')</text:conditional-text></text:span></text:p>
            <text:p text:style-name="P50"><text:conditional-text text:condition="ooow:true" text:string-value-if-true="object.practice" text:string-value-if-false="">object.practice</text:conditional-text></text:p>
            <text:p text:style-name="P50"><text:line-break/><office:annotation><dc:creator>Auteur inconnu</dc:creator><dc:date>2015-04-03T11:18:27</dc:date><text:list text:continue-numbering="true" text:style-name=""><text:list-item><text:p text:style-name="P53"><text:span text:style-name="T27">do text if object.accessibilities.all()</text:span></text:p></text:list-item></text:list></office:annotation><text:span text:style-name="T23"><text:conditional-text text:condition="ooow:true" text:string-value-if-true="_('Accessibility')" text:string-value-if-false="">_('Accessibility')</text:conditional-text></text:span></text:p>
            <text:p text:style-name="P51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53"><text:span text:style-name="T26">do text for accessibility in object.accessibilities.all()</text:span></text:p></office:annotation></text:p>
            <text:p text:style-name="P48"><text:line-break/><text:change-start text:change-id="ct40772192"/><text:span text:style-name="T23">_('Themes')</text:span><text:change-end text:change-id="ct40772192"/><text:span text:style-name="T24"><office:annotation><dc:creator>mle </dc:creator><dc:date>2014-08-13T15:09:32</dc:date><text:p text:style-name="P53"><text:span text:style-name="T26">do text if object.themes.all().count() &gt; 0</text:span></text:p></office:annotation></text:span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3"><text:span text:style-name="T26">do text for theme in object.themes.all()</text:span></text:p></office:annotation></text:p>
            <text:p text:style-name="P48"/>
          </table:table-cell>
          <table:table-cell table:style-name="Tableau14.B1" office:value-type="string">
            <text:p text:style-name="P30">im<office:annotation><dc:creator>mle </dc:creator><dc:date>2013-06-06T17:13:19</dc:date><text:p text:style-name="P53"><text:span text:style-name="T26">do text</text:span></text:p><text:p text:style-name="P53"><text:span text:style-name="T26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29"><text:span text:style-name="T21"><office:annotation><dc:creator>Auteur inconnu</dc:creator><dc:date>2015-04-07T16:18:00</dc:date><text:list text:continue-numbering="true" text:style-name=""><text:list-item><text:p text:style-name="P53"><text:span text:style-name="T27">do text if </text:span><text:span text:style-name="T28">object.picture_print</text:span></text:p></text:list-item></text:list></office:annotation></text:span><text:change-start text:change-id="ct40864816"/><text:span text:style-name="T21">_('Attribution')</text:span><text:change-end text:change-id="ct40864816"/><text:span text:style-name="T21">:</text:span><text:change-start text:change-id="ct40739040"/><text:span text:style-name="T21"> object.pictures[0].legend</text:span><text:change-end text:change-id="ct40739040"/><text:span text:style-name="T21"> (</text:span><text:change-start text:change-id="ct41006704"/><text:span text:style-name="T21">object.pictures[0].author</text:span><text:change-end text:change-id="ct41006704"/><text:span text:style-name="T21">)</text:span></text:p>
          </table:table-cell>
        </table:table-row>
        <table:table-row>
          <table:covered-table-cell/>
          <table:table-cell table:style-name="Tableau14.B3" office:value-type="string">
            <text:p text:style-name="P47"><text:conditional-text text:condition="ooow:true" text:string-value-if-true="object.description_teaser" text:string-value-if-false="">object.description_teaser</text:conditional-text></text:p>
            <text:p text:style-name="P46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2"><office:annotation><dc:creator>mle </dc:creator><dc:date>2014-05-27T14:59:25</dc:date><text:p text:style-name="P53"><text:span text:style-name="T26">do text if object.description</text:span></text:p></office:annotation><text:change-start text:change-id="ct40812432"/>_('Trek')<text:change-end text:change-id="ct40812432"/></text:p>
      <text:p text:style-name="P10"><text:conditional-text text:condition="ooow:true" text:string-value-if-true="object.description" text:string-value-if-false="">object.description</text:conditional-text></text:p>
      <text:p text:style-name="P2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3"><text:span text:style-name="T26">do row if object.advice and object.disabled_infrastructure</text:span></text:p></office:annotation></text:span><text:span text:style-name="T18">⚠ </text:span><text:span text:style-name="T19"><text:conditional-text text:condition="ooow:true" text:string-value-if-true="_('Advice')" text:string-value-if-false="">_('Advice')</text:conditional-text></text:span></text:p>
            <text:p text:style-name="P20"><text:conditional-text text:condition="ooow:true" text:string-value-if-true="object.advice" text:string-value-if-false="">object.advice</text:conditional-text></text:p>
          </table:table-cell>
          <table:table-cell table:style-name="Tableau12.A1" office:value-type="string">
            <text:p text:style-name="P26"/>
          </table:table-cell>
          <table:table-cell table:style-name="Tableau12.A1" office:value-type="string">
            <text:p text:style-name="P31"><text:span text:style-name="T4">♿ </text:span><text:span text:style-name="T4"><text:conditional-text text:condition="ooow:true" text:string-value-if-true="_('Disabled infrastructure')" text:string-value-if-false="">_('Disabled infrastructure')</text:conditional-text></text:span></text:p>
            <text:p text:style-name="P24"><text:conditional-text text:condition="ooow:true" text:string-value-if-true="object.disabled_infrastructure" text:string-value-if-false="">object.disabled_infrastructure</text:conditional-text></text:p>
          </table:table-cell>
        </table:table-row>
        <table:table-row>
          <table:table-cell table:style-name="Tableau12.A1" table:number-columns-spanned="3" office:value-type="string">
            <text:p text:style-name="P26"><text:span text:style-name="T1"><office:annotation><dc:creator>mle </dc:creator><dc:date>2014-05-27T15:49:10</dc:date><text:p text:style-name="P53"><text:span text:style-name="T26">do row if object.advice and not object.disabled_infrastructure</text:span></text:p></office:annotation></text:span><text:span text:style-name="T18">⚠ </text:span><text:change-start text:change-id="ct40985968"/><text:span text:style-name="T19">_('Advice')</text:span><text:change-end text:change-id="ct40985968"/></text:p>
            <text:p text:style-name="P19"><text:conditional-text text:condition="ooow:true" text:string-value-if-true="object.advice" text:string-value-if-false="">object.advice</text:conditional-text></text:p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25"><text:span text:style-name="T4"><office:annotation><dc:creator>mle </dc:creator><dc:date>2014-05-27T15:48:29</dc:date><text:p text:style-name="P53"><text:span text:style-name="T26">do row if not object.advice and object.disabled_infrastructure</text:span></text:p></office:annotation></text:span><text:span text:style-name="T4">♿ </text:span><text:change-start text:change-id="ct40766464"/><text:span text:style-name="T4">_('Disabled infrastructures')</text:span><text:change-end text:change-id="ct40766464"/></text:p>
            <text:p text:style-name="P23"><text:conditional-text text:condition="ooow:true" text:string-value-if-true="object.disabled_infrastructure" text:string-value-if-false="">object.disabled_infrastructure</text:conditional-text></text:p>
          </table:table-cell>
          <table:covered-table-cell/>
          <table:covered-table-cell/>
        </table:table-row>
      </table:table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40993504"/>_('Altimetric profile')<text:change-end text:change-id="ct4099350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1">cha<office:annotation><dc:creator>mle </dc:creator><dc:date>2013-08-14T16:39:50</dc:date><text:p text:style-name="P53"><text:span text:style-name="T26">do text</text:span></text:p><text:p text:style-name="P53"><text:span text:style-name="T26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40993008"/><text:span text:style-name="T1">_('Min elevation')</text:span><text:change-end text:change-id="ct4099300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0907360"/><text:span text:style-name="T1">_('Max elevation')</text:span><text:change-end text:change-id="ct4090736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4">i<office:annotation><dc:creator>mle </dc:creator><dc:date>2013-06-07T15:45:12</dc:date><text:p text:style-name="P53"><text:span text:style-name="T26">do text</text:span></text:p><text:p text:style-name="P53"><text:span text:style-name="T26">from document(at=object.get_map_image_path(),anchor='as-char',size=mapimage_ratio)</text:span></text:p></office:annotation>mage</text:p>
      <text:p text:style-name="P4"/>
      <text:p text:style-name="P4"><text:change-start text:change-id="ct40989648"/><office:annotation><dc:creator>mle </dc:creator><dc:date>2014-05-27T14:59:56</dc:date><text:p text:style-name="P53"><text:span text:style-name="T26">do text if len(pois) &gt; 0</text:span></text:p></office:annotation><text:change-end text:change-id="ct40989648"/><text:change-start text:change-id="ct40994704"/>_('On the way...')<text:change-end text:change-id="ct4099470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3"><text:span text:style-name="T26">do table for poi in pois</text:span></text:p></office:annotation> pi<office:annotation><dc:creator>mle </dc:creator><dc:date>2013-06-06T17:38:25</dc:date><text:p text:style-name="P53"><text:span text:style-name="T26">do text</text:span></text:p><text:p text:style-name="P53"><text:span text:style-name="T26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4"><text:conditional-text text:condition="ooow:true" text:string-value-if-true="poi.name" text:string-value-if-false="">poi.name</text:conditional-text> <text:span text:style-name="T15">'</text:span><text:span text:style-name="T11"><text:conditional-text text:condition="ooow:True" text:string-value-if-true="enumeration[poi.pk]" text:string-value-if-false="">enumeration[poi.pk]</text:conditional-text></text:span><text:span text:style-name="T15">'</text:span></text:p>
            </table:table-cell>
          </table:table-row>
        </table:table>
        <text:p text:style-name="Standard"/>
      </text:section>
      <text:p text:style-name="Standard"/>
      <text:p text:style-name="P43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2">lo<office:annotation><dc:creator>mle </dc:creator><dc:date>2013-06-11T17:50:52</dc:date><text:p><text:span text:style-name="T2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0"><text:span text:style-name="T20"><text:line-break/></text:span><text:span text:style-name="T10"><text:conditional-text text:condition="ooow:true" text:string-value-if-true="object.name" text:string-value-if-false="">object.name</text:conditional-text></text:span></text:p>
            <text:p text:style-name="P5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53"><text:span text:style-name="T26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3"><text:span text:style-name="T26">do text</text:span></text:p><text:p text:style-name="P53"><text:span text:style-name="T26">from document(at=MEDIA_ROOT+poi.type.pictogram.name,format='png',anchor='as-char', size=(0.5, 0.5))</text:span></text:p></office:annotation>ic</text:p>
                </table:table-cell>
                <table:table-cell table:style-name="Tableau10.B1" office:value-type="string">
                  <text:p text:style-name="P5"><text:change-start text:change-id="ct39693872"/><text:span text:style-name="T17">poi.name</text:span><text:change-end text:change-id="ct39693872"/><text:span text:style-name="T17"> </text:span><text:span text:style-name="T16">'</text:span><text:change-start text:change-id="ct39762608"/><text:span text:style-name="T12">enumeration[poi.pk]</text:span><text:change-end text:change-id="ct39762608"/><text:span text:style-name="T16">'</text:span></text:p>
                </table:table-cell>
              </table:table-row>
            </table:table>
            <text:p text:style-name="P11"><draw:frame draw:style-name="fr3" draw:name="Cadre3" text:anchor-type="char" svg:x="0cm" svg:y="0cm" draw:z-index="2"><draw:text-box fo:min-height="0.051cm" fo:min-width="0.051cm"><text:p text:style-name="P13">a<office:annotation><dc:creator>mle </dc:creator><dc:date>2013-06-07T17:30:55</dc:date><text:p text:style-name="P53"><text:span text:style-name="T26">do text if poi.thumbnail</text:span></text:p><text:p text:style-name="P53"><text:span text:style-name="T26">from document(at=MEDIA_ROOT+poi.thumbnail.name, anchor='as-char')</text:span></text:p></office:annotation>g</text:p></draw:text-box></draw:frame></text:p>
            <text:p text:style-name="P8"><text:conditional-text text:condition="ooow:True" text:string-value-if-true="poi.description" text:string-value-if-false="">poi.description</text:conditional-text></text:p>
            <text:p text:style-name="P3"><text:change-start text:change-id="ct39691136"/><office:annotation><dc:creator>mle </dc:creator><dc:date>2013-10-17T12:01:46</dc:date><text:p text:style-name="P53"><text:span text:style-name="T26">do text if poi.thumbnail</text:span></text:p></office:annotation><text:change-end text:change-id="ct39691136"/>(<text:change-start text:change-id="ct39705312"/>_('Attribution')<text:change-end text:change-id="ct39705312"/> : <text:change-start text:change-id="ct39773344"/>poi.pictures[0].author<text:change-end text:change-id="ct39773344"/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0188160" text:id="ct4018816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0192768" text:id="ct40192768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0188160"/>_('Page')<text:change-end text:change-id="ct40188160"/> <text:page-number text:select-page="current">3</text:page-number>/<text:page-count>3</text:page-count> - <text:change-start text:change-id="ct40192768"/>_('Edition of')<text:change-end text:change-id="ct40192768"/> <text:date style:data-style-name="N76" text:date-value="2015-06-23T16:35:25.993643933">23 juin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6-23T16:35:25.966909266</dc:date>
    <meta:editing-duration>P1DT13H20M55S</meta:editing-duration>
    <meta:editing-cycles>269</meta:editing-cycles>
    <meta:generator>LibreOffice/4.2.8.2$Linux_X86_64 LibreOffice_project/420m0$Build-2</meta:generator>
    <meta:document-statistic meta:table-count="13" meta:image-count="5" meta:object-count="0" meta:page-count="3" meta:paragraph-count="72" meta:word-count="175" meta:character-count="1669" meta:non-whitespace-character-count="1542"/>
  </office:meta>
</office:document-meta>
</file>